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2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8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5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66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8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69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3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74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8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9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1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2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8" style:family="table-cell" style:parent-style-name="Default" style:data-style-name="N0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F2F2F2" style:vertical-align="middle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0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1.40229166666667cm"/>
    </style:style>
    <style:style style:name="co20" style:family="table-column">
      <style:table-column-properties fo:break-before="auto" style:column-width="8.89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3.01625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3.43958333333333cm"/>
    </style:style>
    <style:style style:name="co26" style:family="table-column">
      <style:table-column-properties fo:break-before="auto" style:column-width="2.48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[.$C$13]" style:apply-style-name="cf2" style:base-cell-address="CAL_PPR_TRIMESTRAL.C13"/>
    </style:style>
    <style:style style:name="ce14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C$13]" style:apply-style-name="cf2" style:base-cell-address="CAL_PPR_TRIMESTRAL.E13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SR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0678in" svg:height="0.81357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5" draw:style-name="a25" draw:name="CaixaDeTexto 6" svg:x="3.45753in" svg:y="0.15625in" svg:width="2.52163in" svg:height="0.61741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" draw:style-name="a8" draw:name="CaixaDeTexto 2" svg:x="2.52083in" svg:y="0.10496in" svg:width="2.45833in" svg:height="0.61379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48958in" svg:y="0.14583in" svg:width="2.51042in" svg:height="0.79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9375in" svg:height="1.19887in" draw:z-index="3" draw:id="id2" draw:style-name="a11" draw:transform="translate(-0.54688in -0.59943in) rotate(-1.5708) translate(1.75473in 0.64063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3" draw:style-name="a16" draw:name="CaixaDeTexto 4" svg:x="0.23958in" svg:y="0.19792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500" table:style-name="ce53">
            <text:p>150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style-name="ro3">
          <table:table-cell/>
          <table:table-cell table:number-columns-repeated="7" table:style-name="ce26"/>
          <table:table-cell table:number-columns-repeated="5" table:style-name="ce61"/>
          <table:table-cell table:style-name="ce87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2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8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8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SR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3803in" svg:height="0.81357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13" draw:style-name="a57" draw:name="CaixaDeTexto 6" svg:x="3.45753in" svg:y="0.14583in" svg:width="2.52163in" svg:height="0.62783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9" draw:style-name="a40" draw:name="CaixaDeTexto 2" svg:x="2.52083in" svg:y="0.12579in" svg:width="2.48958in" svg:height="0.59296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2083in" svg:y="0.16667in" svg:width="2.51042in" svg:height="0.79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3125in" svg:height="1.2197in" draw:z-index="3" draw:id="id10" draw:style-name="a43" draw:transform="translate(-0.51563in -0.60985in) rotate(-1.5708) translate(1.70265in 0.64063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1" draw:style-name="a48" draw:name="CaixaDeTexto 4" svg:x="0.17708in" svg:y="0.19792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500" table:style-name="ce53">
            <text:p>150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3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9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20" table:default-cell-style-name="ce26"/>
        <table:table-column table:style-name="co1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GER. DE VENDAS SR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in" svg:y="0.19792in" svg:width="2.40678in" svg:height="0.81357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21" draw:style-name="a89" draw:name="CaixaDeTexto 6" svg:x="3.15545in" svg:y="0.16667in" svg:width="3.10497in" svg:height="0.607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7" draw:style-name="a72" draw:name="CaixaDeTexto 2" svg:x="2.48958in" svg:y="0.1362in" svg:width="2.51042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  <draw:custom-shape svg:x="2.5in" svg:y="0.16667in" svg:width="2.51042in" svg:height="0.79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8334in" svg:height="1.23012in" draw:z-index="3" draw:id="id18" draw:style-name="a75" draw:transform="translate(-0.54167in -0.61506in) rotate(-1.5708) translate(1.72869in 0.63542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9" draw:style-name="a80" draw:name="CaixaDeTexto 4" svg:x="0.20833in" svg:y="0.17708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1:.$D$45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500" table:style-name="ce53">
            <text:p>150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22" draw:style-name="a92" draw:name="CaixaDeTexto 7" svg:x="0.0625in" svg:y="0.0625in" svg:width="3.75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13" table:style-name="ce65"/>
          <table:table-cell table:style-name="ce88"/>
          <table:table-cell table:number-columns-repeated="16370" table:style-name="ce65"/>
        </table:table-row>
        <table:table-row table:number-rows-repeated="1048527" table:style-name="ro4">
          <table:table-cell table:number-columns-repeated="16384"/>
        </table:table-row>
      </table:table>
      <table:table table:name="CAL_PPR_TRIMESTRAL" table:style-name="ta1"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36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37">
            <text:p>GER. DE VENDAS SR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5" table:number-rows-spanned="1" table:style-name="ce138">
            <text:p>Resultado Cálculo<text:s/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4"/>
          <table:table-cell office:value-type="string" table:style-name="ce2">
            <text:p>Mês 1<text:s/></text:p>
          </table:table-cell>
          <table:table-cell office:value-type="string" table:style-name="ce3">
            <text:p>Mês 2</text:p>
          </table:table-cell>
          <table:table-cell office:value-type="string" table:style-name="ce3">
            <text:p>Mês 3</text:p>
          </table:table-cell>
          <table:table-cell office:value-type="string" table:number-columns-spanned="2" table:number-rows-spanned="1" table:style-name="ce139">
            <text:p>Valor - Trimestre (em $)<text:s/></text:p>
          </table:table-cell>
          <table:covered-table-cell/>
          <table:table-cell table:number-columns-repeated="16378" table:style-name="ce4"/>
        </table:table-row>
        <table:table-row table:style-name="ro10">
          <table:table-cell/>
          <table:table-cell office:value-type="float" office:value="0" table:formula="of:=[MÊS_1.N12]" table:style-name="ce5">
            <text:p>0,00</text:p>
          </table:table-cell>
          <table:table-cell office:value-type="float" office:value="0" table:formula="of:=[MÊS_2.N12]" table:style-name="ce6">
            <text:p>0,00</text:p>
          </table:table-cell>
          <table:table-cell office:value-type="float" office:value="0" table:formula="of:=[MÊS_3.N12]" table:style-name="ce6">
            <text:p>0,00</text:p>
          </table:table-cell>
          <table:table-cell office:value-type="float" office:value="0" table:formula="of:=SUM([.B7:.D7])" table:number-columns-spanned="2" table:number-rows-spanned="1" table:style-name="ce108">
            <text:p>0,00</text:p>
          </table:table-cell>
          <table:covered-table-cell/>
          <table:table-cell table:style-name="ce1">
            <draw:custom-shape svg:x="0.05208in" svg:y="0.16666in" svg:width="1.875in" svg:height="1.4375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- Só é habilitado</text:span><text:span text:style-name="a97" text:class-names=""><text:s text:c="1"/>se a Dinâmica trimestral de Vendas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7"/>
        </table:table-row>
        <table:table-row table:style-name="ro2">
          <table:table-cell/>
          <table:table-cell table:number-columns-repeated="5" table:style-name="ce7"/>
          <table:table-cell table:number-columns-repeated="16378"/>
        </table:table-row>
        <table:table-row table:style-name="ro10">
          <table:table-cell/>
          <table:table-cell table:number-columns-repeated="4" table:style-name="ce8"/>
          <table:table-cell table:number-columns-repeated="16379" table:style-name="ce1"/>
        </table:table-row>
        <table:table-row table:style-name="ro11">
          <table:table-cell/>
          <table:table-cell office:value-type="string" table:number-columns-spanned="2" table:number-rows-spanned="1" table:style-name="ce132">
            <text:p>Resultado da Meta Trimestral -<text:s/><text:span text:style-name="T1">Dinâmica de Vendas</text:span></text:p>
          </table:table-cell>
          <table:covered-table-cell/>
          <table:table-cell table:style-name="ce9"/>
          <table:table-cell office:value-type="string" table:number-columns-spanned="2" table:number-rows-spanned="1" table:style-name="ce132">
            <text:p>Resultado da Meta Trimestral -<text:s/><text:span text:style-name="T1">Peças Por Ticket</text:span></text:p>
          </table:table-cell>
          <table:covered-table-cell/>
          <table:table-cell table:number-columns-repeated="16378"/>
        </table:table-row>
        <table:table-row table:style-name="ro12">
          <table:table-cell/>
          <table:table-cell office:value-type="string" table:number-columns-spanned="1" table:number-rows-spanned="2" table:style-name="ce134">
            <text:p>ATINGIMENTO TRIMESTRE</text:p>
          </table:table-cell>
          <table:table-cell office:value-type="string" table:number-columns-spanned="1" table:number-rows-spanned="2" table:style-name="ce135">
            <text:p>ADICIONAL 15%?</text:p>
          </table:table-cell>
          <table:table-cell table:style-name="ce9"/>
          <table:table-cell office:value-type="string" table:number-columns-spanned="1" table:number-rows-spanned="2" table:style-name="ce111">
            <text:p>Atingiu a meta da Dinâmica de Vendas?</text:p>
          </table:table-cell>
          <table:table-cell office:value-type="string" table:number-columns-spanned="1" table:number-rows-spanned="2" table:style-name="ce133">
            <text:p>ATING TRIMESTRE PEÇAS POR TÍCKET</text:p>
          </table:table-cell>
          <table:table-cell table:number-columns-repeated="16378"/>
        </table:table-row>
        <table:table-row table:style-name="ro13">
          <table:table-cell table:style-name="ce10"/>
          <table:covered-table-cell/>
          <table:covered-table-cell/>
          <table:table-cell table:style-name="ce9"/>
          <table:covered-table-cell/>
          <table:covered-table-cell/>
          <table:table-cell table:number-columns-repeated="16378" table:style-name="ce10"/>
        </table:table-row>
        <table:table-row table:style-name="ro14">
          <table:table-cell/>
          <table:table-cell office:value-type="percentage" office:value="0" table:style-name="ce78">
            <text:p>0,00%</text:p>
          </table:table-cell>
          <table:table-cell office:value-type="string" office:string-value="NÃO" table:formula="of:=IF([.B13]&gt;=100%;&quot;SIM&quot;;&quot;NÃO&quot;)" table:style-name="ce140">
            <text:p>NÃO</text:p>
          </table:table-cell>
          <table:table-cell table:style-name="ce9"/>
          <table:table-cell office:value-type="string" office:string-value="NÃO" table:formula="of:=IF([.C13]=&quot;SIM&quot;;&quot;SIM&quot;;&quot;NÃO&quot;)" table:style-name="ce141">
            <text:p>NÃO</text:p>
          </table:table-cell>
          <table:table-cell office:value-type="percentage" office:value="0" table:style-name="ce77">
            <text:p>0,00%</text:p>
          </table:table-cell>
          <table:table-cell table:number-columns-repeated="16378"/>
        </table:table-row>
        <table:table-row table:style-name="ro2">
          <table:table-cell table:style-name="ce1">
            <draw:custom-shape svg:x="0.05208in" svg:y="0.05208in" svg:width="1.82292in" svg:height="1.04167in" draw:z-index="2" draw:id="id25" draw:style-name="a112" draw:name="Texto explicativo em seta para cima 4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Dinâmica de Vendas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1.08333in" svg:y="0.05208in" svg:width="1.83333in" svg:height="1.04167in" draw:z-index="3" draw:id="id26" draw:style-name="a119" draw:name="Texto explicativo em seta para cima 5">
              <svg:title/>
              <svg:desc/>
              <text:p text:style-name="a116" text:class-names="" text:cond-style-name=""><text:span text:style-name="a113" text:class-names="">Digite aqui, seu atingimento</text:span><text:span text:style-name="a114" text:class-names=""><text:s text:c="1"/></text:span><text:span text:style-name="a115" text:class-names="">Trimestral da Meta de Peças por Ticket</text:span></text:p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3" table:style-name="ce12"/>
          <table:table-cell table:number-columns-repeated="16378" table:style-name="ce10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12"/>
          <table:table-cell table:style-name="ce13"/>
          <table:table-cell table:number-columns-repeated="16378"/>
        </table:table-row>
        <table:table-row table:style-name="ro16">
          <table:table-cell table:number-columns-repeated="2"/>
          <table:table-cell office:value-type="string" table:number-columns-spanned="3" table:number-rows-spanned="1" table:style-name="ce131">
            <text:p>CÁLCULO FINAL</text:p>
          </table:table-cell>
          <table:covered-table-cell table:number-columns-repeated="2"/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121">
            <text:p>Valor Calc. Trimestre (em $)</text:p>
          </table:table-cell>
          <table:covered-table-cell/>
          <table:table-cell office:value-type="float" office:value="0" table:formula="of:=[.E7]" table:style-name="ce14">
            <text:p>0,00</text:p>
          </table:table-cell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121">
            <text:p>Adicional Din. Vendas</text:p>
          </table:table-cell>
          <table:covered-table-cell/>
          <table:table-cell office:value-type="float" office:value="0" table:formula="of:=IF([.C13]=&quot;SIM&quot;;[.E7]*15%;0%)" table:style-name="ce15">
            <text:p>0,00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21">
            <text:p>Adicional Peças por Ticket</text:p>
          </table:table-cell>
          <table:covered-table-cell/>
          <table:table-cell office:value-type="boolean" office:boolean-value="false" table:formula="of:=IF([.E13]=&quot;SIM&quot;;IF([.F13]&gt;=100%;[.E7]*10%;0))" table:style-name="ce15">
            <text:p>FALSO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23">
            <text:p>TOTAL A PAGAR</text:p>
          </table:table-cell>
          <table:covered-table-cell/>
          <table:table-cell office:value-type="currency" office:value="0" table:formula="of:=SUM([.E20:.E22])" table:style-name="ce24">
            <text:p><text:s/>R$ -<text:s text:c="3"/></text:p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2"/>
          <table:table-cell table:number-columns-repeated="16382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09T20:50:57Z</dc:date>
  </office:meta>
</office:document-meta>
</file>